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I have been graced to know the State of Desirelessness</text:p>
      <text:p text:style-name="Normal">The Golden Bliss of Solitude</text:p>
      <text:p text:style-name="Normal">Her Great Secret</text:p>
      <text:p text:style-name="Normal">A cat who learns to entertain himself</text:p>
      <text:p text:style-name="Normal">Like the only child I once was</text:p>
      <text:p text:style-name="Normal">Inspired Poetry</text:p>
      <text:p text:style-name="Normal">Tea</text:p>
      <text:p text:style-name="Normal">Pot</text:p>
      <text:p text:style-name="Normal">Fish</text:p>
      <text:p text:style-name="Normal">Plants</text:p>
      <text:p text:style-name="Normal"/>
      <text:p text:style-name="Normal">A laptop keyboard</text:p>
      <text:p text:style-name="Normal">Some guitars</text:p>
      <text:p text:style-name="Normal">Some art</text:p>
      <text:p text:style-name="Normal">Old records</text:p>
      <text:p text:style-name="Normal">Unrecycled bottles in the closet</text:p>
      <text:p text:style-name="Normal">Random hiking accoutrements at hand</text:p>
      <text:p text:style-name="Normal">So as to constantly remind myself of adventure</text:p>
      <text:p text:style-name="Normal">A trippy tablecloth</text:p>
      <text:p text:style-name="Normal">Some buddha stuff</text:p>
      <text:p text:style-name="Normal">Some Rosaries</text:p>
      <text:p text:style-name="Normal">Just, around</text:p>
      <text:p text:style-name="Normal">Trinkets from the thrift shop</text:p>
      <text:p text:style-name="Normal">Little reminders on the path of Becoming Focus</text:p>
      <text:p text:style-name="Normal"/>
      <text:p text:style-name="Normal">Divine Graces for a reforming heart</text:p>
      <text:p text:style-name="Normal">A Beatific Vision</text:p>
      <text:p text:style-name="Normal">Incense</text:p>
      <text:p text:style-name="Normal">Enveloped in the imagination of the Queen of Limitless Forms</text:p>
      <text:p text:style-name="Normal"/>
      <text:p text:style-name="Normal">Post-economic Being</text:p>
      <text:p text:style-name="Normal">I feel like an experiment</text:p>
      <text:p text:style-name="Normal">I might as well experiment with consciousness</text:p>
      <text:p text:style-name="Normal">I contend that McKenna was right</text:p>
      <text:p text:style-name="Normal">Shamans are actually quite necessary</text:p>
      <text:p text:style-name="Normal">That used to be something I told myself for the sake of my ego</text:p>
      <text:p text:style-name="Normal">Now that I have found the state of uncessisariness in youth</text:p>
      <text:p text:style-name="Normal">I have been Blessed with an opportunity to evolve out of the Consciousness of Necessity</text:p>
      <text:p text:style-name="Normal">And far from being a useless waste of societal resources</text:p>
      <text:p text:style-name="Normal">I actually reach deep within and watch from the outside</text:p>
      <text:p text:style-name="Normal">Keeping an altruistic eye on the human condition</text:p>
      <text:p text:style-name="Normal">Though this state of life is heavy with self-indulgence</text:p>
      <text:p text:style-name="Normal">States of Pratyeka</text:p>
      <text:p text:style-name="Normal">Still, in the longing to surpass the purgatory of aloneness</text:p>
      <text:p text:style-name="Normal">A lotus opens</text:p>
      <text:p text:style-name="Normal">That compassion may reach far-away ears with far-away hearts</text:p>
      <text:p text:style-name="Normal">Not lofty sentimentalism</text:p>
      <text:p text:style-name="Normal">But earnest idealism</text:p>
      <text:p text:style-name="Normal"/>
      <text:p text:style-name="Normal"/>
      <text:p text:style-name="Normal">The sound of the common mirth actually terrifies me</text:p>
      <text:p text:style-name="Normal">It all sounds like narakas one-upping each other, ad nauseum</text:p>
      <text:p text:style-name="Normal">It is like aural poison infecting my consciousness</text:p>
      <text:p text:style-name="Normal">To normal people, it just sounds normal</text:p>
      <text:p text:style-name="Normal">The spiritual volume of life is on 11 for me</text:p>
      <text:p text:style-name="Normal">What once was riding the dragon..</text:p>
      <text:p text:style-name="Normal">For me, became a philsophical lense and inner refuge that could reconcile traditions into the Roots of Universal Wisdom</text:p>
      <text:p text:style-name="Normal">This development included a corresponding duty to perform an altruistic version of the charicacture born of a hyper self-involved recluse.</text:p>
      <text:p text:style-name="Normal">An independent identity</text:p>
      <text:p text:style-name="Normal">Perhaps,...full humanity..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